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0da02" officeooo:paragraph-rsid="0010da02"/>
    </style:style>
    <style:style style:name="P2" style:family="paragraph" style:parent-style-name="Text_20_body" style:list-style-name="L2">
      <style:text-properties officeooo:rsid="0010da02" officeooo:paragraph-rsid="0010da02"/>
    </style:style>
    <style:style style:name="P3" style:family="paragraph" style:parent-style-name="Text_20_body" style:list-style-name="L3">
      <style:text-properties officeooo:rsid="0010da02" officeooo:paragraph-rsid="0010da02"/>
    </style:style>
    <style:style style:name="P4" style:family="paragraph" style:parent-style-name="Text_20_body" style:list-style-name="L4">
      <style:text-properties officeooo:rsid="0010da02" officeooo:paragraph-rsid="0010da02"/>
    </style:style>
    <style:style style:name="P5" style:family="paragraph" style:parent-style-name="Text_20_body">
      <style:text-properties officeooo:paragraph-rsid="0010da02"/>
    </style:style>
    <style:style style:name="P6" style:family="paragraph" style:parent-style-name="Text_20_body" style:list-style-name="L3">
      <style:text-properties officeooo:rsid="0011f168" officeooo:paragraph-rsid="0011f168"/>
    </style:style>
    <style:style style:name="P7" style:family="paragraph" style:parent-style-name="Text_20_body" style:list-style-name="L4">
      <style:text-properties officeooo:rsid="0011f168" officeooo:paragraph-rsid="0011f168"/>
    </style:style>
    <style:style style:name="P8" style:family="paragraph" style:parent-style-name="Title">
      <style:text-properties officeooo:rsid="0010da02" officeooo:paragraph-rsid="0010da0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slamic Dynasties</text:p>
      <text:h text:style-name="P1" text:outline-level="1">Spread of Islamic faith</text:h>
      <text:list xml:id="list2161465218" text:style-name="L2">
        <text:list-item>
          <text:p text:style-name="P2">Islam spread through regions such as North Africa, Syria Iraq, Iran Egypt and other regions.</text:p>
          <text:list>
            <text:list-item>
              <text:p text:style-name="P2">Also fought against the Byzantine Empire</text:p>
            </text:list-item>
          </text:list>
        </text:list-item>
        <text:list-item>
          <text:p text:style-name="P2">As they spread through these regions, they allowed other people to continue practicing their religions</text:p>
        </text:list-item>
      </text:list>
      <text:h text:style-name="P1" text:outline-level="1">Umayyad</text:h>
      <text:list xml:id="list4188811480" text:style-name="L3">
        <text:list-item>
          <text:p text:style-name="P3">Sunni Muslims</text:p>
        </text:list-item>
        <text:list-item>
          <text:p text:style-name="P3">They established a hereditary system of succession and moved the capital city to Damascus</text:p>
        </text:list-item>
        <text:list-item>
          <text:p text:style-name="P3">They helped spread the empire and Islam to other parts of the world, establishing a bureaucracy</text:p>
          <text:list>
            <text:list-item>
              <text:p text:style-name="P3">Spread up to Spain and Portugal</text:p>
            </text:list-item>
          </text:list>
        </text:list-item>
        <text:list-item>
          <text:p text:style-name="P3">They divided the empire into provinces, establish a postal system, and develop a strong millitary.</text:p>
        </text:list-item>
        <text:list-item>
          <text:p text:style-name="P3">Battle of Tours</text:p>
          <text:list>
            <text:list-item>
              <text:p text:style-name="P3">Also known as the battle of poiters</text:p>
            </text:list-item>
            <text:list-item>
              <text:p text:style-name="P3">Fought on October 10, 732 in Gaul as part of an attempted expansion</text:p>
            </text:list-item>
            <text:list-item>
              <text:p text:style-name="P3">Resulted in victory of the Frankish Kingdom</text:p>
            </text:list-item>
            <text:list-item>
              <text:p text:style-name="P3">Prevents religion of Islam from spreading past Iberian peninsula</text:p>
            </text:list-item>
          </text:list>
        </text:list-item>
        <text:list-item>
          <text:p text:style-name="P6">Built canal and irrigation systems</text:p>
        </text:list-item>
        <text:list-item>
          <text:p text:style-name="P6">Vast empire</text:p>
        </text:list-item>
        <text:list-item>
          <text:p text:style-name="P6">Mosque construction</text:p>
          <text:list>
            <text:list-item>
              <text:p text:style-name="P6">Great mosque of Damascus</text:p>
            </text:list-item>
            <text:list-item>
              <text:p text:style-name="P6">Dome of the rock in Jerusalem</text:p>
            </text:list-item>
          </text:list>
        </text:list-item>
      </text:list>
      <text:h text:style-name="P1" text:outline-level="1">Abbasid</text:h>
      <text:list xml:id="list3197756896" text:style-name="L4">
        <text:list-item>
          <text:p text:style-name="P4">Moved the capital city form Damascus to Baghdad</text:p>
        </text:list-item>
        <text:list-item>
          <text:p text:style-name="P4">Rules during a prosperous age in Muslim history, but the caliphs were isolated from the common people</text:p>
        </text:list-item>
        <text:list-item>
          <text:p text:style-name="P4"><text:soft-page-break/>They had an army build upon the use of mercenaries, that they used to enforce their tule.</text:p>
          <text:list>
            <text:list-item>
              <text:p text:style-name="P4">Lost control of regions such as North Africa / Spain.</text:p>
            </text:list-item>
          </text:list>
        </text:list-item>
        <text:list-item>
          <text:p text:style-name="P4">Would eventually collapse after invasion from the Mongols in 1258.</text:p>
        </text:list-item>
        <text:list-item>
          <text:p text:style-name="P7">Arabic Alphabet</text:p>
        </text:list-item>
        <text:list-item>
          <text:p text:style-name="P7">Development of Shariah</text:p>
        </text:list-item>
        <text:list-item>
          <text:p text:style-name="P7">Advances in medicine, mathematics, astronomy and geography.</text:p>
        </text:list-item>
        <text:list-item>
          <text:p text:style-name="P7">Advanced navigation and sailing, spread Islam to southeast Asia and East Africa.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0:12:08.422075338</meta:creation-date>
    <dc:date>2023-03-15T10:26:57.481421848</dc:date>
    <meta:editing-duration>PT4M39S</meta:editing-duration>
    <meta:editing-cycles>1</meta:editing-cycles>
    <meta:document-statistic meta:table-count="0" meta:image-count="0" meta:object-count="0" meta:page-count="2" meta:paragraph-count="31" meta:word-count="268" meta:character-count="1514" meta:non-whitespace-character-count="1304"/>
    <meta:generator>LibreOffice/7.3.7.2$Linux_X86_64 LibreOffice_project/30$Build-2</meta:generator>
  </office:meta>
</office:document-meta>
</file>